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1D238511.png" manifest:media-type="image/png"/>
  <manifest:file-entry manifest:full-path="Pictures/1000000100000500000002D0CD8AF306.png" manifest:media-type="image/png"/>
  <manifest:file-entry manifest:full-path="Pictures/100000000000033C0000026DE25EC57B.png" manifest:media-type="image/png"/>
  <manifest:file-entry manifest:full-path="Pictures/10000000000000580000001FF3AD2743.png" manifest:media-type="image/png"/>
  <manifest:file-entry manifest:full-path="Pictures/1000000000000500000002D0F6A8F19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style:text-properties fo:color="#ffffff" loext:opacity="100%" fo:font-size="24pt" style:font-size-asian="24pt" style:font-size-complex="24pt"/>
    </style:style>
    <style:style style:name="P2" style:family="paragraph">
      <style:paragraph-properties fo:margin-left="0cm" fo:margin-right="0cm" fo:text-align="center" fo:text-indent="0cm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3.6cm" svg:x="1.4cm" svg:y="2.25cm" presentation:class="title">
          <draw:text-box>
            <text:p>Terraform files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1"/>
            <text:p text:style-name="P1">Providers.tf</text:p>
            <text:p text:style-name="P2"><text:span text:style-name="T1">Main.tf</text:span></text:p>
            <text:p text:style-name="P1">Variables.tf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Providers.tf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roviders used to “talk” to “any” API</text:p>
              </text:list-item>
              <text:list-item>
                <text:p>Azure provider</text:p>
              </text:list-item>
              <text:list-item>
                <text:p>There are loads of other providers available, also outside of what hashicorp offer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Main.tf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Uses resources provided by the provider</text:p>
              </text:list-item>
              <text:list-item>
                <text:p>Azure provider in this example</text:p>
              </text:list-item>
              <text:list-item>
                <text:p>Main.tf (or layered model) used to deploy resources.</text:p>
              </text:list-item>
              <text:list-item>
                <text:p/>
                <text:p/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Variables.tf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Used as input to prevent using hardcoded values</text:p>
              </text:list-item>
              <text:list-item>
                <text:p>often used approach</text:p>
              </text:list-item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presentation:style-name="pr7" draw:text-style-name="P5" draw:layer="layout" svg:width="19.999cm" svg:height="2.63cm" svg:x="6.6cm" svg:y="6.6cm" presentation:class="title" presentation:user-transformed="true">
          <draw:text-box>
            <text:p><text:span text:style-name="T2">This work is licensed under a Creative Commons Attribution-ShareAlike 3.0 Unported License.</text:span><text:span text:style-name="T2"><text:line-break/></text:span><text:span text:style-name="T2">It makes use of the works of Mateus Machado Luna.</text:span></text:p>
          </draw:text-box>
        </draw:frame>
        <draw:frame draw:style-name="gr2" draw:text-style-name="P6" draw:layer="layout" svg:width="2.327cm" svg:height="0.819cm" svg:x="2.267cm" svg:y="7.545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1T17:10:01.179000000</meta:creation-date>
    <meta:editing-duration>PT3H18M39S</meta:editing-duration>
    <meta:editing-cycles>4</meta:editing-cycles>
    <meta:generator>LibreOffice/24.2.0.3$Windows_X86_64 LibreOffice_project/da48488a73ddd66ea24cf16bbc4f7b9c08e9bea1</meta:generator>
    <dc:title>Blueprint Plans</dc:title>
    <dc:date>2024-03-11T20:38:54.891000000</dc:date>
    <meta:document-statistic meta:object-count="75"/>
  </office:meta>
</office:document-meta>
</file>